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strutura de Pastas `src/main` e `src/test`</text:p>
      <text:p text:style-name="Standard"/>
      <text:p text:style-name="Standard">Em projetos Java, especialmente com Maven ou Gradle, as pastas `src/main` e `src/test` são usadas para organizar o código da aplicação e os testes.</text:p>
      <text:p text:style-name="Standard"/>
      <text:p text:style-name="Standard">## 1. `src/main` – Código de Produção</text:p>
      <text:p text:style-name="Standard">- **Descrição**: Contém o código-fonte da aplicação que será executado em produção.</text:p>
      <text:p text:style-name="Standard">- **Subpastas principais**:</text:p>
      <text:p text:style-name="Standard"><text:s text:c="2"/>- `src/main/java`: Código da aplicação (classes Java).</text:p>
      <text:p text:style-name="Standard"><text:s text:c="2"/>- `src/main/resources`: Arquivos de configuração e recursos da aplicação (como `application.properties`).</text:p>
      <text:p text:style-name="Standard"/>
      <text:p text:style-name="Standard">## 2. `src/test` – Código de Testes</text:p>
      <text:p text:style-name="Standard">- **Descrição**: Contém os testes automatizados da aplicação.</text:p>
      <text:p text:style-name="Standard">- **Subpastas principais**:</text:p>
      <text:p text:style-name="Standard"><text:s text:c="2"/>- `src/test/java`: Testes de unidade e integração.</text:p>
      <text:p text:style-name="Standard"><text:s text:c="2"/>- `src/test/resources`: Recursos necessários para os testes (como arquivos de configuração de teste)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54:49.627008020</meta:creation-date>
    <dc:date>2024-11-26T14:55:16.772152398</dc:date>
    <meta:editing-duration>PT28S</meta:editing-duration>
    <meta:editing-cycles>1</meta:editing-cycles>
    <meta:document-statistic meta:table-count="0" meta:image-count="0" meta:object-count="0" meta:page-count="1" meta:paragraph-count="12" meta:word-count="107" meta:character-count="780" meta:non-whitespace-character-count="675"/>
    <meta:generator>LibreOffice/7.3.7.2$Linux_X86_64 LibreOffice_project/30$Build-2</meta:generator>
  </office:meta>
</office:document-meta>
</file>